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0e88ce" officeooo:paragraph-rsid="000e88ce" style:font-size-asian="16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2pt" officeooo:rsid="000e88ce" officeooo:paragraph-rsid="000e88ce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103376" officeooo:paragraph-rsid="00103376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103376" officeooo:paragraph-rsid="00103376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DejaVu Sans Mono" fo:font-size="12pt" fo:font-weight="bold" officeooo:rsid="00103376" officeooo:paragraph-rsid="00103376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DejaVu Sans Mono" fo:font-size="12pt" fo:font-weight="bold" officeooo:rsid="0011885c" officeooo:paragraph-rsid="0011885c" style:font-size-asian="10.5pt" style:font-weight-asian="bold" style:font-size-complex="12pt" style:font-weight-complex="bold"/>
    </style:style>
    <style:style style:name="P7" style:family="paragraph" style:parent-style-name="Standard" style:list-style-name="L3">
      <style:paragraph-properties fo:text-align="start" style:justify-single-word="false"/>
      <style:text-properties officeooo:paragraph-rsid="00103376"/>
    </style:style>
    <style:style style:name="P8" style:family="paragraph" style:parent-style-name="Text_20_body" style:list-style-name="L3">
      <style:text-properties officeooo:rsid="00103376" officeooo:paragraph-rsid="00103376"/>
    </style:style>
    <style:style style:name="P9" style:family="paragraph" style:parent-style-name="Text_20_body">
      <style:text-properties officeooo:rsid="00103376" officeooo:paragraph-rsid="00103376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1885c" style:font-weight-asian="normal" style:font-weight-complex="normal"/>
    </style:style>
    <style:style style:name="T3" style:family="text">
      <style:text-properties style:font-name="DejaVu Sans Mono" fo:font-size="12pt" fo:font-weight="normal" officeooo:rsid="00103376" style:font-size-asian="10.5pt" style:font-weight-asian="normal" style:font-size-complex="12pt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2pt" fo:font-weight="normal" officeooo:rsid="00103376" style:font-size-asian="10.5pt" style:font-weight-asian="normal" style:font-size-complex="12pt" style:font-weight-complex="normal"/>
    </style:style>
    <style:style style:name="T6" style:family="text">
      <style:text-properties officeooo:rsid="0011885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gramming Assignments</text:p>
      <text:p text:style-name="P2"/>
      <text:p text:style-name="P3">Week One</text:p>
      <text:p text:style-name="P4"/>
      <text:list xml:id="list245495469471057644" text:style-name="L3">
        <text:list-item>
          <text:p text:style-name="P7"><text:span text:style-name="T5">Find the sum of all prime numbers between two given values. <text:s/>Range of numbers is inclusive.</text:span></text:p>
        </text:list-item>
      </text:list>
      <text:p text:style-name="P3"><text:span text:style-name="T1"/></text:p>
      <text:p text:style-name="P3"><text:span text:style-name="T1">Example interaction:</text:span></text:p>
      <text:p text:style-name="P3"><text:span text:style-name="T1"/></text:p>
      <text:p text:style-name="P5"><text:span text:style-name="T1">Start number: 2</text:span></text:p>
      <text:p text:style-name="P5"><text:span text:style-name="T1">End number: 30</text:span></text:p>
      <text:p text:style-name="P5"><text:span text:style-name="T1"/></text:p>
      <text:p text:style-name="P5"><text:span text:style-name="T1">Sum: 129</text:span></text:p>
      <text:p text:style-name="Text_20_body"/>
      <text:list xml:id="list185708033341829" text:continue-numbering="true" text:style-name="L3">
        <text:list-item>
          <text:p text:style-name="P8">Find the <text:span text:style-name="T6">lowest common multiple</text:span> of <text:span text:style-name="T6">two</text:span> given number<text:span text:style-name="T6">s.</text:span></text:p>
        </text:list-item>
      </text:list>
      <text:p text:style-name="P9"/>
      <text:p text:style-name="P5"><text:span text:style-name="T1">Number </text:span><text:span text:style-name="T2">A</text:span><text:span text:style-name="T1">: </text:span><text:span text:style-name="T2">32</text:span></text:p>
      <text:p text:style-name="P6"><text:span text:style-name="T2">N</text:span><text:span text:style-name="T1">umber B: 42</text:span></text:p>
      <text:p text:style-name="P5"><text:span text:style-name="T1"/></text:p>
      <text:p text:style-name="P5"><text:span text:style-name="T1">Sum: 129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eph Dillon</meta:initial-creator>
    <meta:creation-date>2014-05-05T18:33:33.568822788</meta:creation-date>
    <dc:date>2014-05-05T18:57:06.500418287</dc:date>
    <dc:creator>Joseph Dillon</dc:creator>
    <meta:editing-duration>PT16M23S</meta:editing-duration>
    <meta:editing-cycles>2</meta:editing-cycles>
    <meta:generator>LibreOffice/4.2.3.3$Linux_X86_64 LibreOffice_project/420m0$Build-3</meta:generator>
    <meta:document-statistic meta:table-count="0" meta:image-count="0" meta:object-count="0" meta:page-count="1" meta:paragraph-count="11" meta:word-count="49" meta:character-count="268" meta:non-whitespace-character-count="231"/>
  </office:meta>
</office:document-meta>
</file>